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line"&gt;</text:placeholder></text:p>
            <text:p text:style-name="P8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line"&gt;</text:placeholder></text:p>
            <text:p text:style-name="P11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5">= </text:span><text:span text:style-name="T3"><text:placeholder text:placeholder-type="text">&lt;line.total_amount or ''&gt;</text:placeholder></text:span></text:p>
            <text:p text:style-name="P12"><text:placeholder text:placeholder-type="text">&lt;/for&gt;</text:placeholder></text:p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2T11:49:03.138000000</dc:date>
    <meta:editing-duration>PT17M18S</meta:editing-duration>
    <meta:editing-cycles>3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1" meta:word-count="101" meta:character-count="683" meta:non-whitespace-character-count="602"/>
  </office:meta>
</office:document-meta>
</file>